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5in" style:rel-column-width="16561*"/>
    </style:style>
    <style:style style:name="Table1.B" style:family="table-column">
      <style:table-column-properties style:column-width="5.175in" style:rel-column-width="48974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2909f"/>
    </style:style>
    <style:style style:name="P2" style:family="paragraph" style:parent-style-name="Standard">
      <style:text-properties officeooo:paragraph-rsid="000653de"/>
    </style:style>
    <style:style style:name="P3" style:family="paragraph" style:parent-style-name="Standard">
      <style:text-properties officeooo:paragraph-rsid="0008e3ea"/>
    </style:style>
    <style:style style:name="P4" style:family="paragraph" style:parent-style-name="Standard">
      <style:text-properties officeooo:paragraph-rsid="000a97bb"/>
    </style:style>
    <style:style style:name="P5" style:family="paragraph" style:parent-style-name="Standard">
      <style:text-properties officeooo:rsid="000c2aeb" officeooo:paragraph-rsid="000c2aeb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aeb" officeooo:paragraph-rsid="000c2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f26" officeooo:paragraph-rsid="000ce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c2aeb" officeooo:paragraph-rsid="000c2a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cef26" officeooo:paragraph-rsid="000c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46d0e"/>
    </style:style>
    <style:style style:name="T2" style:family="text">
      <style:text-properties officeooo:rsid="000653de"/>
    </style:style>
    <style:style style:name="T3" style:family="text">
      <style:text-properties officeooo:rsid="0007563c"/>
    </style:style>
    <style:style style:name="T4" style:family="text">
      <style:text-properties officeooo:rsid="0008e3ea"/>
    </style:style>
    <style:style style:name="T5" style:family="text">
      <style:text-properties officeooo:rsid="000a97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ool Design Document </text:p>
      <text:p text:style-name="Standard"/>
      <text:p text:style-name="P1">🎮️ Name of the Tool: <text:span text:style-name="T1">Interactive Data Viewer</text:span></text:p>
      <text:p text:style-name="P2">👥 Stakeholders:<text:line-break/><text:line-break/>Dev: @Name, @Name<text:line-break/><text:line-break/>Design: @Name, @Name<text:line-break/><text:line-break/>QA: @Name<text:line-break/><text:line-break/>Overview<text:line-break/><text:line-break/>📐 Project scope<text:line-break/><text:line-break/>Budget:<text:line-break/><text:line-break/>Timeline:</text:p>
      <text:p text:style-name="P3"><text:tab/><text:span text:style-name="T2">We don’t have a benchmark to base a solid timeline on. Instead, we will track the time spent working and list the time it takes to reach benchmarks.</text:span><text:line-break/></text:p>
      <text:h text:style-name="Heading_20_2" text:outline-level="2">🗣️ Elevator Pitch</text:h>
      <text:p text:style-name="P3"><text:line-break/>Blender <text:s/><text:span text:style-name="T2">and Unity </text:span>a<text:span text:style-name="T2">re</text:span> VERY power<text:span text:style-name="T2">ful</text:span> tool<text:span text:style-name="T2">s</text:span> that <text:span text:style-name="T2">are</text:span> worthy of <text:span text:style-name="T2">their</text:span> own <text:span text:style-name="T2">individual </text:span>respect. However, we need a character and animation authoring tool that can integrate into <text:span text:style-name="T3">a</text:span> game engine that will use the created assets. <text:span text:style-name="T3">The tool will also utilize aspects of world building and scripting,</text:span> with the intention in increasing iteration speed. We will not want the tool to become an island to itself, as importing/exporting data to/from blender will be a valuable feature.</text:p>
      <text:h text:style-name="Heading_20_2" text:outline-level="2"><text:line-break/>Usage</text:h>
      <text:p text:style-name="P3"><text:tab/><text:span text:style-name="T4">In a general sense, this tool will allow users to view and interact with data</text:span>. <text:span text:style-name="T4">Multiple types of data will be supported, mainly centering around game-centric data.</text:span><text:line-break/></text:p>
      <text:h text:style-name="Heading_20_3" text:outline-level="3">Core Tool Mechanic #1</text:h>
      <text:p text:style-name="P3"><text:line-break/><text:line-break/>Details: Create characters <text:line-break/><text:line-break/>How it works:</text:p>
      <text:p text:style-name="P3"><text:tab/><text:span text:style-name="T4">The tool will allow users to create dummy character rigs in case a programmer doesn’t have access to a ready-made graphical asset. The tool will expose parameters that control the the rig’s skeletal dimensions, physical attributes and skinning/texturing.</text:span></text:p>
      <text:h text:style-name="Heading_20_3" text:outline-level="3"><text:soft-page-break/>Core Tool Mechanic #<text:span text:style-name="T5">2</text:span></text:h>
      <text:p text:style-name="P3"><text:line-break/>Details: Create/Edit Animations<text:line-break/><text:line-break/>How it works:</text:p>
      <text:p text:style-name="P3"><text:tab/>The tool uses a tree-list to select joints and sliders to rotate joints. A button saves a keyframe. Another button deletes the keyframe. And another slider edits the frame number of the keyframe.<text:line-break/></text:p>
      <text:h text:style-name="Heading_20_3" text:outline-level="3">Core Tool Mechanic #<text:span text:style-name="T5">3</text:span></text:h>
      <text:p text:style-name="P4"><text:line-break/>Details: Import Blender Data<text:line-break/><text:line-break/>How it works:</text:p>
      <text:p text:style-name="P4"><text:tab/>A popup shows the contents of a file, allowing you to preview and select specific objects to import into the workspace.</text:p>
      <text:p text:style-name="P3"/>
      <text:h text:style-name="Heading_20_3" text:outline-level="3">Core Tool Mechanic #<text:span text:style-name="T5">4</text:span></text:h>
      <text:p text:style-name="P3"><text:line-break/>Details: Export XML Animation Data<text:line-break/><text:line-break/>How it works:</text:p>
      <text:p text:style-name="P3"/>
      <text:h text:style-name="Heading_20_3" text:outline-level="3">Core Tool Mechanic #<text:span text:style-name="T5">5</text:span></text:h>
      <text:p text:style-name="P3"><text:line-break/>Details: <text:span text:style-name="T5">Level edit tool</text:span><text:line-break/><text:line-break/>How it works:</text:p>
      <text:p text:style-name="P3"/>
      <text:h text:style-name="Heading_20_3" text:outline-level="3">Core Tool Mechanic #<text:span text:style-name="T5">6</text:span></text:h>
      <text:p text:style-name="P3"><text:line-break/>Details:<text:line-break/><text:line-break/>How it works:<text:line-break/><text:line-break/>Tool elements<text:line-break/><text:line-break/>Describe your tool workspace, including all the users, locations(menus), object, and other elements in it.<text:line-break/></text:p>
      <text:h text:style-name="Heading_20_2" text:outline-level="2">👤 Users</text:h>
      <text:p text:style-name="P3"><text:line-break/>...<text:line-break/><text:soft-page-break/><text:line-break/>...<text:line-break/><text:line-break/>...<text:line-break/><text:line-break/>🗺️ Locations (Menus)<text:line-break/><text:line-break/>...<text:line-break/><text:line-break/>...<text:line-break/><text:line-break/>...<text:line-break/><text:line-break/>🏆️ Levels / missions (Windows/Wizards/Processes)<text:line-break/><text:line-break/>...<text:line-break/><text:line-break/>...<text:line-break/><text:line-break/>...<text:line-break/><text:line-break/>📦️ Objects<text:line-break/><text:line-break/>...<text:line-break/><text:line-break/>...<text:line-break/><text:line-break/>...<text:line-break/><text:line-break/>Assets<text:line-break/><text:line-break/>Here is where you will include all of the assets needed as well as brief descriptions.<text:line-break/><text:line-break/>🎨 Art<text:line-break/><text:line-break/>...<text:line-break/><text:line-break/>...<text:line-break/><text:line-break/>...<text:line-break/><text:line-break/>🔊 Sound<text:line-break/><text:line-break/>...<text:line-break/><text:line-break/>...<text:line-break/><text:line-break/>...<text:line-break/><text:line-break/><text:soft-page-break/>🏃‍ Animation<text:line-break/><text:line-break/>...<text:line-break/><text:line-break/>...<text:line-break/><text:line-break/>…</text:p>
      <text:p text:style-name="P3"/>
      <text:p text:style-name="P5">The tool and game engine will be based on the jMonkeyEngine library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Methods</text:p>
          </table:table-cell>
          <table:table-cell table:style-name="Table1.B1" office:value-type="string">
            <text:p text:style-name="P9">Purpose</text:p>
          </table:table-cell>
        </table:table-row>
        <table:table-row>
          <table:table-cell table:style-name="Table1.A2" office:value-type="string">
            <text:p text:style-name="P7">main</text:p>
          </table:table-cell>
          <table:table-cell table:style-name="Table1.B2" office:value-type="string">
            <text:p text:style-name="P7">The starting point for Java applications and JME3 games</text:p>
          </table:table-cell>
        </table:table-row>
        <table:table-row>
          <table:table-cell table:style-name="Table1.A2" office:value-type="string">
            <text:p text:style-name="P8">simpleInitApp</text:p>
          </table:table-cell>
          <table:table-cell table:style-name="Table1.B2" office:value-type="string">
            <text:p text:style-name="P6">Used to initialize the game</text:p>
          </table:table-cell>
        </table:table-row>
        <table:table-row>
          <table:table-cell table:style-name="Table1.A2" office:value-type="string">
            <text:p text:style-name="P8">simpleUpdate</text:p>
          </table:table-cell>
          <table:table-cell table:style-name="Table1.B2" office:value-type="string">
            <text:p text:style-name="P6">Used to update the state of the game</text:p>
          </table:table-cell>
        </table:table-row>
        <table:table-row>
          <table:table-cell table:style-name="Table1.A2" office:value-type="string">
            <text:p text:style-name="P8">simpleRender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destroy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Variables</text:p>
          </table:table-cell>
          <table:table-cell table:style-name="Table1.B2" office:value-type="string">
            <text:p text:style-name="P10">Purpose</text:p>
          </table:table-cell>
        </table:table-row>
        <table:table-row>
          <table:table-cell table:style-name="Table1.A2" office:value-type="string">
            <text:p text:style-name="P8">assetManager</text:p>
          </table:table-cell>
          <table:table-cell table:style-name="Table1.B2" office:value-type="string">
            <text:p text:style-name="P6">Used to manage the game’s assets such as its objects and their</text:p>
            <text:p text:style-name="P6">appearance</text:p>
          </table:table-cell>
        </table:table-row>
        <table:table-row>
          <table:table-cell table:style-name="Table1.A2" office:value-type="string">
            <text:p text:style-name="P8">rootNode</text:p>
          </table:table-cell>
          <table:table-cell table:style-name="Table1.B2" office:value-type="string">
            <text:p text:style-name="P6">The root of the game’s elements</text:p>
          </table:table-cell>
        </table:table-row>
        <table:table-row>
          <table:table-cell table:style-name="Table1.A2" office:value-type="string">
            <text:p text:style-name="P8">guiNode</text:p>
          </table:table-cell>
          <table:table-cell table:style-name="Table1.B2" office:value-type="string">
            <text:p text:style-name="P6">Used to support the Heads Up Display (HUD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1:32:52.684000000</meta:creation-date>
    <dc:date>2021-02-06T15:06:22.010000000</dc:date>
    <meta:editing-duration>PT8M41S</meta:editing-duration>
    <meta:editing-cycles>5</meta:editing-cycles>
    <meta:generator>LibreOffice/6.1.3.2$Windows_X86_64 LibreOffice_project/86daf60bf00efa86ad547e59e09d6bb77c699acb</meta:generator>
    <dc:creator>Michael Bradford</dc:creator>
    <meta:document-statistic meta:table-count="1" meta:image-count="0" meta:object-count="0" meta:page-count="4" meta:paragraph-count="45" meta:word-count="464" meta:character-count="2808" meta:non-whitespace-character-count="2324"/>
  </office:meta>
</office:document-meta>
</file>